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9" office:value-type="string" calcext:value-type="string">
            <text:p>Topic</text:p>
          </table:table-cell>
          <table:table-cell table:style-name="ce19" office:value-type="string" calcext:value-type="string">
            <text:p>Teacher</text:p>
          </table:table-cell>
          <table:table-cell table:style-name="ce19" office:value-type="string" calcext:value-type="string">
            <text:p>Bracket for semi-dynamic dialog</text:p>
          </table:table-cell>
          <table:table-cell table:style-name="ce19" office:value-type="string" calcext:value-type="string">
            <text:p>ProgressionMode Order</text:p>
            <text:p>(if toggled on)</text:p>
          </table:table-cell>
          <table:table-cell table:style-name="ce19" office:value-type="string" calcext:value-type="string">
            <text:p>Location and Time</text:p>
          </table:table-cell>
          <table:table-cell table:style-name="ce19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0" office:value-type="string" calcext:value-type="string">
            <text:p>Kickstart the lessons! 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: Starting the lessons</text:p>
          </table:table-cell>
          <table:table-cell table:style-name="ce20" office:value-type="string" calcext:value-type="string">
            <text:p>1<text:span text:style-name="T1">st</text:span> always</text:p>
          </table:table-cell>
          <table:table-cell table:style-name="ce20" office:value-type="string" calcext:value-type="string">
            <text:p>After reaching 6 hearts with Penny, visit Town between 9:00am-6:00pm on a sunny or windy day</text:p>
          </table:table-cell>
          <table:table-cell table:style-name="ce20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E &amp; Healthy Eating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Cooking</text:p>
          </table:table-cell>
          <table:table-cell table:style-name="ce20" office:value-type="string" calcext:value-type="string">
            <text:p>Gus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Saloon between 12:00pm-6:10pm</text:p>
          </table:table-cell>
          <table:table-cell table:style-name="ce20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tories</text:p>
          </table:table-cell>
          <table:table-cell table:style-name="ce20" office:value-type="string" calcext:value-type="string">
            <text:p>Elliott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Haley and Leah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Forest between 9:00am-6:00pm on a sunny or windy day</text:p>
          </table:table-cell>
          <table:table-cell table:style-name="ce20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asic Economic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Pierre's shop between 9:00am-5:00pm</text:p>
          </table:table-cell>
          <table:table-cell table:style-name="ce20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rogramming Basics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motional Health and Dance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atomy</text:p>
          </table:table-cell>
          <table:table-cell table:style-name="ce20" office:value-type="string" calcext:value-type="string">
            <text:p>Harve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Clinic, any time</text:p>
          </table:table-cell>
          <table:table-cell table:style-name="ce20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Video Game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Town between 12:00pm-6:10pm</text:p>
          </table:table-cell>
          <table:table-cell table:style-name="ce20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Metalworking</text:p>
          </table:table-cell>
          <table:table-cell table:style-name="ce20" office:value-type="string" calcext:value-type="string">
            <text:p>Clint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Blacksmith shop, any time</text:p>
          </table:table-cell>
          <table:table-cell table:style-name="ce20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imal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Marnie's shop between 9:00am-6:00pm on a sunny or windy day</text:p>
          </table:table-cell>
          <table:table-cell table:style-name="ce20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Egg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Requires seeing Animal Care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Marnie’s shop</text:p>
          </table:table-cell>
          <table:table-cell table:style-name="ce20" office:value-type="string" calcext:value-type="string">
            <text:p>Shane, Sam, Jas, Vincent, Jodi, Kent, Marnie, and Penny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Town between 9:00am-6:00pm on a sunny or windy day</text:p>
          </table:table-cell>
          <table:table-cell table:style-name="ce20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otany</text:p>
          </table:table-cell>
          <table:table-cell table:style-name="ce20" office:value-type="string" calcext:value-type="string">
            <text:p>Demetrius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Mountain between 9:00am-6:00pm on a sunny or windy day</text:p>
          </table:table-cell>
          <table:table-cell table:style-name="ce20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Electronics</text:p>
          </table:table-cell>
          <table:table-cell table:style-name="ce20" office:value-type="string" calcext:value-type="string">
            <text:p>Maru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0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elf-Defense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Woodworking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Robin's house, any time</text:p>
          </table:table-cell>
          <table:table-cell table:style-name="ce20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1" office:value-type="string" calcext:value-type="string">
            <text:p>Troubleshooting</text:p>
          </table:table-cell>
          <table:table-cell table:style-name="ce21" office:value-type="string" calcext:value-type="string">
            <text:p>Sebastian</text:p>
          </table:table-cell>
          <table:table-cell table:style-name="ce21" office:value-type="string" calcext:value-type="string">
            <text:p>It’s the end huhu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Library / Museum, any time</text:p>
          </table:table-cell>
          <table:table-cell table:style-name="ce21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21" office:value-type="string" calcext:value-type="string">
            <text:p>Wrap up!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N/A: Wrapping up the lessons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Saloon between 7:30pm-10:10pm</text:p>
          </table:table-cell>
          <table:table-cell table:style-name="ce21" office:value-type="string" calcext:value-type="string">
            <text:p>Jodi, Kent, Sam, P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5" table:number-rows-repeated="6">
          <table:table-cell table:number-columns-repeated="1024"/>
        </table:table-row>
        <table:table-row table:style-name="ro4" table:number-rows-repeated="980">
          <table:table-cell table:style-name="ce23" table:number-columns-repeated="24"/>
          <table:table-cell table:number-columns-repeated="1000"/>
        </table:table-row>
        <table:table-row table:style-name="ro5" table:number-rows-repeated="1047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gressionMode" table:style-name="ta2">
        <table:table-column table:style-name="co9" table:default-cell-style-name="Default"/>
        <table:table-column table:style-name="co8" table:default-cell-style-name="Default"/>
        <table:table-row table:style-name="ro6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6">
          <table:table-cell table:style-name="ce12"/>
          <table:table-cell/>
        </table:table-row>
        <table:table-row table:style-name="ro6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6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6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6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<text:span text:style-name="T2">Robin Woodworking and Abigail Self-Defense Progression Mode On (must have seen Sam Music and Shane Animal Care first</text:span>)</text:p>
          </table:table-cell>
          <table:table-cell/>
        </table:table-row>
        <table:table-row table:style-name="ro6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 office:value-type="string" calcext:value-type="string">
            <text:p>The intent was to have Abigail Self-Defense reference the dirt incident from gardening</text:p>
          </table:table-cell>
        </table:table-row>
        <table:table-row table:style-name="ro6">
          <table:table-cell office:value-type="string" calcext:value-type="string">
            <text:p>* Robin's lesson - CTs has different lines if you saw Clint Metalworking (covered)</text:p>
          </table:table-cell>
          <table:table-cell office:value-type="string" calcext:value-type="string">
            <text:p>So we need to move this to happen after the Fishing / Gardening bracket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6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6" table:number-rows-repeated="2">
          <table:table-cell table:number-columns-repeated="2"/>
        </table:table-row>
        <table:table-row table:style-name="ro6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8:50:22.0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2-09T19:12:05.885000000</dc:date>
    <meta:editing-duration>PT1H27M24S</meta:editing-duration>
    <meta:editing-cycles>48</meta:editing-cycles>
    <meta:print-date>2023-10-09T18:20:41.891000000</meta:print-date>
    <meta:document-statistic meta:table-count="2" meta:cell-count="155" meta:object-count="0"/>
  </office:meta>
</office:document-meta>
</file>